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list-style-name="WW_OutlineListStyle" style:family="paragraph">
      <style:paragraph-properties fo:break-before="page"/>
    </style:style>
    <style:style style:name="P2" style:parent-style-name="Textbody" style:family="paragraph">
      <style:paragraph-properties fo:text-indent="0.25in"/>
    </style:style>
    <style:style style:name="P3" style:parent-style-name="Textbody" style:list-style-name="LFO5" style:family="paragraph"/>
    <style:style style:name="P4" style:parent-style-name="Textbody" style:family="paragraph">
      <style:paragraph-properties fo:margin-left="0.25in">
        <style:tab-stops/>
      </style:paragraph-properties>
    </style:style>
    <style:style style:name="P5" style:parent-style-name="Textbody" style:list-style-name="LFO6" style:family="paragraph"/>
    <style:style style:name="P6" style:parent-style-name="Textbody" style:list-style-name="LFO6" style:family="paragraph"/>
    <style:style style:name="T7" style:parent-style-name="Основнойшрифтабзаца" style:family="text">
      <style:text-properties fo:language="en" fo:country="US"/>
    </style:style>
    <style:style style:name="P8" style:parent-style-name="Textbody" style:family="paragraph">
      <style:paragraph-properties fo:text-align="justify" fo:text-indent="0.3in"/>
    </style:style>
    <style:style style:name="T9" style:parent-style-name="Основнойшрифтабзаца" style:family="text">
      <style:text-properties fo:language="en" fo:country="US"/>
    </style:style>
    <style:style style:name="P10" style:parent-style-name="Textbody" style:family="paragraph">
      <style:paragraph-properties fo:text-align="justify" fo:text-indent="0.3in"/>
    </style:style>
    <style:style style:name="P11" style:parent-style-name="Textbody" style:family="paragraph">
      <style:paragraph-properties fo:text-align="justify" fo:text-indent="0.3in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ableColumn15" style:family="table-column">
      <style:table-column-properties style:column-width="3.5618in"/>
    </style:style>
    <style:style style:name="TableColumn16" style:family="table-column">
      <style:table-column-properties style:column-width="3.5618in"/>
    </style:style>
    <style:style style:name="TableColumn17" style:family="table-column">
      <style:table-column-properties style:column-width="3.5625in"/>
    </style:style>
    <style:style style:name="Table14" style:family="table">
      <style:table-properties style:width="10.686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Абзацсписка" style:list-style-name="LFO4" style:family="paragraph"/>
    <style:style style:name="P27" style:parent-style-name="Абзацсписка" style:list-style-name="LFO4" style:family="paragraph"/>
    <style:style style:name="P28" style:parent-style-name="Абзацсписка" style:list-style-name="LFO4" style:family="paragraph"/>
    <style:style style:name="P29" style:parent-style-name="Абзацсписка" style:list-style-name="LFO4" style:family="paragraph"/>
  </office:automatic-styles>
  <office:body>
    <office:text text:use-soft-page-breaks="true">
      <text:h text:style-name="P1" text:outline-level="1">Список выполняемых функций</text:h>
      <text:p text:style-name="P2">Основные:</text:p>
      <text:list text:style-name="LFO5" text:continue-numbering="true">
        <text:list-item>
          <text:p text:style-name="P3">Запуск обработчиков по условию: триггер цепляется к точке в программе;<text:s/>при достижении точки<text:s/>проверяется записанный флаг триггера или этот флаг рассчитывается заново;<text:s/>если флаг триггера поднят, то вызывается обработчик.</text:p>
        </text:list-item>
      </text:list>
      <text:p text:style-name="P4">Второстепенные:</text:p>
      <text:list text:style-name="LFO6" text:continue-numbering="true">
        <text:list-item>
          <text:p text:style-name="P5">Связывание одного модуля с другим</text:p>
        </text:list-item>
        <text:list-item>
          <text:p text:style-name="P6">Переброска сигнала (функция моста<text:s/><text:span text:style-name="T7">Bridge</text:span>)</text:p>
        </text:list-item>
      </text:list>
      <text:h text:style-name="Заголовок1" text:outline-level="1">Теоретическая концептуальная модель</text:h>
      <text:p text:style-name="P8">Основная идея в том, чтобы получать путем активного опроса или пассивного приема некого набора булевых значений. В конечно итоге если конечное значение будет<text:s/><text:span text:style-name="T9">true</text:span><text:s/>то будет запущен некий метод обработчик, заданный при создании объекта-триггера.<text:s/></text:p>
      <text:p text:style-name="P10">Допустим имеется некая функция возвращающая булево значение и имеется некоторое многофазовое приложение. В первую фазу результаты всех булевых расчетов помещаются в некоторые переменные. Далее во второй фазе с помощью функций эти переменные <text:s/>копируются внутрь объектов триггеров. На третьей фазе система проверки триггеров получает конечные булевы значения, которые определяют запускать ли триггер или нет.</text:p>
      <text:p text:style-name="P11">Другой способ внедрения триггеров – проверка после каждого пользовательского действия. Например, после каждого нажатия кнопки мыши нужно проверить некоторое условие. Для этого после пользовательского ввода нажатия кнопки мыши сигнал перехватывается и вызывается функция проверки. Если проверка проходит успешно, то либо сама <text:s/>функция вызывает срабатывание<text:s/>триггера<text:s/>(для этого нужно иметь ссылку на объект триггера внутри функции или<text:s/>вызывать событие на которое триггер подписан), либо триггер по сигналу активно опрашивает флаги через списки функций внутри триггера.</text:p>
      <text:h text:style-name="Заголовок2" text:outline-level="2">Недостатки</text:h>
      <text:p text:style-name="Обычный">Триггер не может вызывать обработчики по принципу свитча. 1 сигнал – 1 обработчик<text:s/></text:p>
      <text:h text:style-name="Заголовок1" text:outline-level="1">Программная модель</text:h>
      <text:h text:style-name="Заголовок2" text:outline-level="2">Разработка типов</text:h>
      <text:p text:style-name="Обычный"/>
      <text:p text:style-name="Обычный">Перво наперво должен существовать сам триггер. Его главное поле – булево поле, которые будет определять нужно ли запускать триггер или нет.<text:s/>Можно спроектировать тип с прямым вызовом обработчика, то есть ссылка на метод будет внутри типа или <text:s/>же косвенный – через идентификатор в виде<text:s/><text:span text:style-name="T12">int</text:span>, по которому нужно будет либо произвести поиск по ключу если словарь или переход по элементу массива, если сам идентификатор это еще и индекс массива обработчиков. Так как приложение в основном статические с<text:s/><text:span text:style-name="T13">AOT</text:span><text:s/>компиляцией и имеют стерилизованные объекты, то переход по идентификатору в качестве элемента массива – наиболее предпочтителен</text:p>
      <text:p text:style-name="Обычный"/>
      <text:p text:style-name="Обычный"/>
      <text:soft-page-break/>
      <text:p text:style-name="Обычный">Таблица – Типы объектов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Обычный">Название</text:p>
          </table:table-cell>
          <table:table-cell table:style-name="TableCell20">
            <text:p text:style-name="Обычный">Описание</text:p>
          </table:table-cell>
          <table:table-cell table:style-name="TableCell21">
            <text:p text:style-name="Обычный"/>
          </table:table-cell>
        </table:table-row>
        <table:table-row table:style-name="TableRow22">
          <table:table-cell table:style-name="TableCell23">
            <text:p text:style-name="Обычный">Trigger</text:p>
          </table:table-cell>
          <table:table-cell table:style-name="TableCell24">
            <text:p text:style-name="Обычный"/>
          </table:table-cell>
          <table:table-cell table:style-name="TableCell25">
            <text:p text:style-name="Обычный"/>
          </table:table-cell>
        </table:table-row>
      </table:table>
      <text:p text:style-name="Обычный"/>
      <text:h text:style-name="Заголовок2" text:outline-level="2">Порядок работы с системой триггера</text:h>
      <text:p text:style-name="Обычный"/>
      <text:list text:style-name="LFO4" text:continue-numbering="true">
        <text:list-item>
          <text:p text:style-name="P26">Создать объект триггера типа<text:s/>Trigger</text:p>
        </text:list-item>
        <text:list-item>
          <text:p text:style-name="P27">Инициализировать объект: задать обработчик, идентификаторы и т.д.</text:p>
        </text:list-item>
        <text:list-item>
          <text:p text:style-name="P28">Задать метод получения флагов. Если пассивно, то не надо;<text:s/>если активно, то либо указать ссылки на функции, либо идентификаторы, для получения функций</text:p>
        </text:list-item>
        <text:list-item>
          <text:p text:style-name="P29">Привязать триггер к точкам в программе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Обычный" style:display-name="Обычный" style:family="paragraph">
      <style:paragraph-properties fo:text-align="justify"/>
      <style:text-properties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абличный" style:display-name="Табличный" style:family="paragraph" style:parent-style-name="Standard">
      <style:text-properties fo:hyphenate="false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Times New Roman" style:font-name-complex="Mangal" fo:color="#2F5496" style:font-size-complex="10.5pt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Mangal" fo:color="#1F3763" style:font-size-complex="10.5pt"/>
    </style:style>
    <style:style style:name="Заголовок7Знак" style:display-name="Заголовок 7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Заголовок8Знак" style:display-name="Заголовок 8 Знак" style:family="text" style:parent-style-name="Основнойшрифтабзаца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Заголовок9Знак" style:display-name="Заголовок 9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Tran</dc:creator>
    <meta:creation-date>2021-07-02T21:37:00Z</meta:creation-date>
    <dc:date>2021-07-04T10:20:00Z</dc:date>
    <meta:template xlink:href="Normal.dotm" xlink:type="simple"/>
    <meta:editing-cycles>9</meta:editing-cycles>
    <meta:editing-duration>PT11280S</meta:editing-duration>
    <meta:document-statistic meta:page-count="2" meta:paragraph-count="5" meta:word-count="410" meta:character-count="2743" meta:row-count="19" meta:non-whitespace-character-count="2338"/>
  </office:meta>
</office:document-meta>
</file>